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" svg:font-family="Ope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Roboto, sans-serif" svg:font-family="Roboto, sans-serif" style:font-family-generic="system"/>
    <style:font-face style:name="Times" svg:font-family="Times" style:font-family-generic="swiss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es" style:country-asian="ES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language-asian="es" style:country-asian="ES"/>
    </style:style>
    <style:style style:name="T5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6" style:parent-style-name="Fuentedepárrafopredeter." style:family="text">
      <style:text-properties style:font-name="Times New Roman" style:font-name-asian="Times New Roman" style:font-name-complex="Times New Roman" fo:color="#000000" style:text-position="super 66.6%" fo:font-size="12pt" style:font-size-asian="12pt" fo:background-color="#FFFFFF" style:language-asian="es" style:country-asian="ES"/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9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10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12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1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15" style:parent-style-name="Fuentedepárrafopredeter." style:family="text">
      <style:text-properties style:font-name="Times New Roman" style:font-name-asian="Times New Roman" style:font-name-complex="Times New Roman" fo:color="#000000" style:language-asian="es" style:country-asian="ES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0000" fo:font-size="12pt" style:font-size-asian="12pt" fo:background-color="#FFFFFF" style:language-asian="es" style:country-asian="ES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0000" fo:font-size="12pt" style:font-size-asian="12pt" fo:background-color="#FFFFFF" style:language-asian="es" style:country-asian="ES"/>
    </style:style>
    <style:style style:name="T19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20" style:parent-style-name="Fuentedepárrafopredeter." style:family="text">
      <style:text-properties style:font-name="Times New Roman" style:font-name-asian="Times New Roman" style:font-name-complex="Times New Roman" style:font-weight-complex="bold" fo:color="#000000" fo:font-size="12pt" style:font-size-asian="12pt" style:language-asian="es" style:country-asian="ES"/>
    </style:style>
    <style:style style:name="P21" style:parent-style-name="Standard" style:family="paragraph">
      <style:text-properties style:font-name="Times New Roman" fo:font-size="12pt" style:font-size-asian="12pt"/>
    </style:style>
    <style:style style:name="P22" style:parent-style-name="Standard" style:family="paragraph">
      <style:text-properties style:font-name="Times New Roman" fo:font-size="12pt" style:font-size-asian="12pt"/>
    </style:style>
    <style:style style:name="P23" style:parent-style-name="Standard" style:family="paragraph">
      <style:text-properties style:font-name="Times New Roman" fo:font-size="12pt" style:font-size-asian="12pt"/>
    </style:style>
    <style:style style:name="P24" style:parent-style-name="Standard" style:family="paragraph">
      <style:text-properties style:font-name="Times New Roman" fo:color="#CE181E" fo:font-size="12pt" style:font-size-asian="12pt"/>
    </style:style>
    <style:style style:name="P25" style:parent-style-name="Standard" style:family="paragraph">
      <style:text-properties style:font-name="Times New Roman" fo:font-size="12pt" style:font-size-asian="12pt"/>
    </style:style>
    <style:style style:name="P26" style:parent-style-name="Standard" style:family="paragraph">
      <style:text-properties style:font-name="Times New Roman" fo:font-size="12pt" style:font-size-asian="12pt"/>
    </style:style>
    <style:style style:name="P27" style:parent-style-name="Standard" style:family="paragraph">
      <style:text-properties style:font-name="Times New Roman" fo:font-size="12pt" style:font-size-asian="12pt"/>
    </style:style>
    <style:style style:name="P28" style:parent-style-name="Standard" style:family="paragraph">
      <style:text-properties style:font-name="Times New Roman" fo:color="#CE181E" fo:font-size="12pt" style:font-size-asian="12pt"/>
    </style:style>
    <style:style style:name="P29" style:parent-style-name="Standard" style:family="paragraph">
      <style:text-properties style:font-name="Times New Roman" fo:font-size="12pt" style:font-size-asian="12pt"/>
    </style:style>
    <style:style style:name="P30" style:parent-style-name="Standard" style:family="paragraph">
      <style:text-properties style:font-name="Times New Roman" fo:font-size="12pt" style:font-size-asian="12pt"/>
    </style:style>
    <style:style style:name="P31" style:parent-style-name="Standard" style:family="paragraph">
      <style:text-properties style:font-name="Times New Roman" fo:font-size="12pt" style:font-size-asian="12pt"/>
    </style:style>
    <style:style style:name="P32" style:parent-style-name="Standard" style:family="paragraph">
      <style:text-properties style:font-name="Times New Roman" fo:font-size="12pt" style:font-size-asian="12pt"/>
    </style:style>
    <style:style style:name="P33" style:parent-style-name="Standard" style:family="paragraph">
      <style:text-properties style:font-name="Times New Roman" fo:font-size="12pt" style:font-size-asian="12pt"/>
    </style:style>
    <style:style style:name="P34" style:parent-style-name="Standard" style:family="paragraph">
      <style:text-properties style:font-name="Times New Roman" fo:color="#000000" fo:font-size="12pt" style:font-size-asian="12pt"/>
    </style:style>
    <style:style style:name="T35" style:parent-style-name="Fuentedepárrafopredeter." style:family="text">
      <style:text-properties style:font-name="Times New Roman" fo:color="#CE181E" fo:font-size="12pt" style:font-size-asian="12pt"/>
    </style:style>
    <style:style style:name="T36" style:parent-style-name="Fuentedepárrafopredeter." style:family="text">
      <style:text-properties style:font-name="Times New Roman" fo:color="#CE181E" fo:font-size="12pt" style:font-size-asian="12pt"/>
    </style:style>
    <style:style style:name="T37" style:parent-style-name="Fuentedepárrafopredeter." style:family="text">
      <style:text-properties style:font-name="Times New Roman" fo:color="#000000" fo:font-size="12pt" style:font-size-asian="12pt"/>
    </style:style>
    <style:style style:name="T38" style:parent-style-name="Fuentedepárrafopredeter." style:family="text">
      <style:text-properties style:font-name="Times New Roman" fo:color="#000000" fo:font-size="12pt" style:font-size-asian="12pt"/>
    </style:style>
    <style:style style:name="T39" style:parent-style-name="Fuentedepárrafopredeter." style:family="text">
      <style:text-properties style:font-name="Times New Roman" fo:color="#000000" fo:font-size="12pt" style:font-size-asian="12pt"/>
    </style:style>
    <style:style style:name="T40" style:parent-style-name="Fuentedepárrafopredeter." style:family="text">
      <style:text-properties style:font-name="Times New Roman" fo:color="#000000" fo:font-size="12pt" style:font-size-asian="12pt"/>
    </style:style>
    <style:style style:name="T41" style:parent-style-name="Fuentedepárrafopredeter." style:family="text">
      <style:text-properties style:font-name="Times New Roman" fo:color="#000000" fo:font-size="12pt" style:font-size-asian="12pt"/>
    </style:style>
    <style:style style:name="T42" style:parent-style-name="Fuentedepárrafopredeter." style:family="text">
      <style:text-properties style:font-name="Times New Roman" fo:color="#000000" fo:font-size="12pt" style:font-size-asian="12pt"/>
    </style:style>
    <style:style style:name="P43" style:parent-style-name="Standard" style:family="paragraph">
      <style:text-properties style:font-name="Times New Roman" fo:font-size="12pt" style:font-size-asian="12pt"/>
    </style:style>
    <style:style style:name="P44" style:parent-style-name="Standard" style:family="paragraph">
      <style:text-properties style:font-name="Times New Roman" fo:font-size="12pt" style:font-size-asian="12pt"/>
    </style:style>
    <style:style style:name="P45" style:parent-style-name="Standard" style:family="paragraph">
      <style:text-properties style:font-name="Times New Roman" fo:font-size="12pt" style:font-size-asian="12pt"/>
    </style:style>
    <style:style style:name="P46" style:parent-style-name="Standard" style:family="paragraph">
      <style:text-properties style:font-name="Times New Roman" fo:font-size="12pt" style:font-size-asian="12pt"/>
    </style:style>
    <style:style style:name="P47" style:parent-style-name="Standard" style:family="paragraph">
      <style:text-properties style:font-name="Times New Roman" fo:color="#CE181E" fo:font-size="12pt" style:font-size-asian="12pt"/>
    </style:style>
    <style:style style:name="P48" style:parent-style-name="Standard" style:family="paragraph">
      <style:text-properties style:font-name="Times New Roman" fo:font-size="12pt" style:font-size-asian="12pt"/>
    </style:style>
    <style:style style:name="P49" style:parent-style-name="Standard" style:family="paragraph">
      <style:text-properties style:font-name="Times New Roman" fo:font-size="12pt" style:font-size-asian="12pt"/>
    </style:style>
    <style:style style:name="P50" style:parent-style-name="Standard" style:family="paragraph">
      <style:text-properties style:font-name="Times New Roman" fo:font-size="12pt" style:font-size-asian="12pt"/>
    </style:style>
    <style:style style:name="T51" style:parent-style-name="Fuentedepárrafopredeter." style:family="text">
      <style:text-properties style:font-name="Times New Roman" fo:color="#000000" fo:font-size="12pt" style:font-size-asian="12pt"/>
    </style:style>
    <style:style style:name="T52" style:parent-style-name="Fuentedepárrafopredeter." style:family="text">
      <style:text-properties style:font-name="Times New Roman" fo:color="#000000" fo:font-size="12pt" style:font-size-asian="12pt"/>
    </style:style>
    <style:style style:name="T53" style:parent-style-name="Fuentedepárrafopredeter." style:family="text">
      <style:text-properties style:font-name="Times New Roman" fo:color="#000000" fo:font-size="12pt" style:font-size-asian="12pt"/>
    </style:style>
    <style:style style:name="T54" style:parent-style-name="Fuentedepárrafopredeter." style:family="text">
      <style:text-properties style:font-name="Times New Roman" fo:color="#000000" fo:font-size="12pt" style:font-size-asian="12pt"/>
    </style:style>
    <style:style style:name="T55" style:parent-style-name="Fuentedepárrafopredeter." style:family="text">
      <style:text-properties style:font-name="Times New Roman" fo:color="#CE181E" fo:font-size="12pt" style:font-size-asian="12pt"/>
    </style:style>
    <style:style style:name="T56" style:parent-style-name="Fuentedepárrafopredeter." style:family="text">
      <style:text-properties style:font-name="Times New Roman" fo:color="#000000" fo:font-size="12pt" style:font-size-asian="12pt"/>
    </style:style>
    <style:style style:name="T57" style:parent-style-name="Fuentedepárrafopredeter." style:family="text">
      <style:text-properties style:font-name="Times New Roman" fo:color="#000000" fo:font-size="12pt" style:font-size-asian="12pt"/>
    </style:style>
    <style:style style:name="P58" style:parent-style-name="Standard" style:family="paragraph">
      <style:text-properties style:font-name="Times New Roman" fo:font-size="12pt" style:font-size-asian="12pt"/>
    </style:style>
    <style:style style:name="P59" style:parent-style-name="Standard" style:family="paragraph">
      <style:text-properties style:font-name="Times New Roman" fo:font-size="12pt" style:font-size-asian="12pt"/>
    </style:style>
    <style:style style:name="P60" style:parent-style-name="Standard" style:family="paragraph">
      <style:text-properties style:font-name="Times New Roman" fo:font-size="12pt" style:font-size-asian="12pt"/>
    </style:style>
    <style:style style:name="P61" style:parent-style-name="Standard" style:family="paragraph">
      <style:text-properties style:font-name="Times New Roman" fo:font-size="12pt" style:font-size-asian="12pt"/>
    </style:style>
    <style:style style:name="P62" style:parent-style-name="Standard" style:family="paragraph">
      <style:text-properties style:font-name="Times New Roman" fo:font-size="12pt" style:font-size-asian="12pt"/>
    </style:style>
    <style:style style:name="P63" style:parent-style-name="Standard" style:family="paragraph">
      <style:text-properties style:font-name="Times New Roman" fo:color="#CE181E" fo:font-size="12pt" style:font-size-asian="12pt"/>
    </style:style>
    <style:style style:name="P64" style:parent-style-name="Standard" style:family="paragraph">
      <style:text-properties style:font-name="Times New Roman" fo:font-size="12pt" style:font-size-asian="12pt"/>
    </style:style>
    <style:style style:name="P65" style:parent-style-name="Standard" style:family="paragraph">
      <style:text-properties style:font-name="Times New Roman" fo:font-size="12pt" style:font-size-asian="12pt"/>
    </style:style>
    <style:style style:name="P66" style:parent-style-name="Standard" style:family="paragraph">
      <style:paragraph-properties fo:margin-left="-0.0395in">
        <style:tab-stops/>
      </style:paragraph-properties>
      <style:text-properties style:font-name="Times New Roman" fo:font-size="12pt" style:font-size-asian="12pt"/>
    </style:style>
    <style:style style:name="P67" style:parent-style-name="Standard" style:family="paragraph">
      <style:text-properties style:font-name="Times New Roman" fo:font-size="12pt" style:font-size-asian="12pt"/>
    </style:style>
    <style:style style:name="P68" style:parent-style-name="Standard" style:family="paragraph">
      <style:text-properties style:font-name="Times New Roman" fo:font-size="12pt" style:font-size-asian="12pt"/>
    </style:style>
    <style:style style:name="P69" style:parent-style-name="Standard" style:family="paragraph">
      <style:text-properties style:font-name="Times New Roman" fo:color="#CE181E" fo:font-size="12pt" style:font-size-asian="12pt"/>
    </style:style>
    <style:style style:name="P70" style:parent-style-name="Standard" style:family="paragraph">
      <style:text-properties style:font-name="Times New Roman" fo:font-size="12pt" style:font-size-asian="12pt"/>
    </style:style>
    <style:style style:name="P71" style:parent-style-name="Standard" style:family="paragraph">
      <style:text-properties style:font-name="Times New Roman" fo:font-size="12pt" style:font-size-asian="12pt"/>
    </style:style>
    <style:style style:name="P72" style:parent-style-name="Standard" style:family="paragraph">
      <style:text-properties style:font-name="Times New Roman" fo:font-size="12pt" style:font-size-asian="12pt"/>
    </style:style>
    <style:style style:name="P73" style:parent-style-name="Standard" style:family="paragraph">
      <style:text-properties style:font-name="Times New Roman" fo:color="#CE181E" fo:font-size="12pt" style:font-size-asian="12pt"/>
    </style:style>
    <style:style style:name="P74" style:parent-style-name="Standard" style:family="paragraph">
      <style:text-properties style:font-name="Times New Roman" fo:font-size="12pt" style:font-size-asian="12pt"/>
    </style:style>
    <style:style style:name="P75" style:parent-style-name="Standard" style:family="paragraph">
      <style:text-properties style:font-name="Times New Roman" fo:font-size="12pt" style:font-size-asian="12pt"/>
    </style:style>
    <style:style style:name="P76" style:parent-style-name="Standard" style:family="paragraph">
      <style:text-properties style:font-name="Times New Roman" fo:font-size="12pt" style:font-size-asian="12pt"/>
    </style:style>
    <style:style style:name="P77" style:parent-style-name="Standard" style:family="paragraph">
      <style:text-properties style:font-name="Times New Roman" fo:font-size="12pt" style:font-size-asian="12pt"/>
    </style:style>
    <style:style style:name="P78" style:parent-style-name="Standard" style:family="paragraph">
      <style:text-properties style:font-name="Times New Roman" fo:font-size="12pt" style:font-size-asian="12pt"/>
    </style:style>
    <style:style style:name="P79" style:parent-style-name="Standard" style:family="paragraph">
      <style:text-properties style:font-name="Times New Roman" fo:color="#CE181E" fo:font-size="12pt" style:font-size-asian="12pt"/>
    </style:style>
    <style:style style:name="P80" style:parent-style-name="Standard" style:family="paragraph">
      <style:text-properties style:font-name="Times New Roman" fo:font-size="12pt" style:font-size-asian="12pt"/>
    </style:style>
    <style:style style:name="P81" style:parent-style-name="Standard" style:family="paragraph">
      <style:text-properties style:font-name="Times New Roman" fo:font-size="12pt" style:font-size-asian="12pt"/>
    </style:style>
    <style:style style:name="P82" style:parent-style-name="Standard" style:family="paragraph">
      <style:text-properties style:font-name="Times New Roman" fo:font-size="12pt" style:font-size-asian="12pt"/>
    </style:style>
    <style:style style:name="P83" style:parent-style-name="Standard" style:family="paragraph">
      <style:text-properties style:font-name="Times New Roman" fo:font-size="12pt" style:font-size-asian="12pt"/>
    </style:style>
    <style:style style:name="P84" style:parent-style-name="Standard" style:family="paragraph">
      <style:text-properties style:font-name="Times New Roman" fo:font-size="12pt" style:font-size-asian="12pt"/>
    </style:style>
    <style:style style:name="P85" style:parent-style-name="Standard" style:family="paragraph">
      <style:text-properties style:font-name="Times New Roman" fo:font-size="12pt" style:font-size-asian="12pt"/>
    </style:style>
    <style:style style:name="P86" style:parent-style-name="Standard" style:family="paragraph">
      <style:text-properties style:font-name="Times New Roman" fo:font-size="12pt" style:font-size-asian="12pt"/>
    </style:style>
    <style:style style:name="P87" style:parent-style-name="Standard" style:family="paragraph">
      <style:paragraph-properties fo:margin-left="-0.0395in">
        <style:tab-stops/>
      </style:paragraph-properties>
    </style:style>
    <style:style style:name="T88" style:parent-style-name="Fuentedepárrafopredeter." style:family="text">
      <style:text-properties style:font-name="Times New Roman" fo:font-size="12pt" style:font-size-asian="12pt"/>
    </style:style>
    <style:style style:name="T89" style:parent-style-name="Fuentedepárrafopredeter." style:family="text">
      <style:text-properties style:font-name="Times New Roman" fo:color="#CE181E" fo:font-size="12pt" style:font-size-asian="12pt"/>
    </style:style>
    <style:style style:name="P90" style:parent-style-name="Standard" style:family="paragraph">
      <style:text-properties style:font-name="Times New Roman" fo:font-size="12pt" style:font-size-asian="12pt"/>
    </style:style>
    <style:style style:name="P91" style:parent-style-name="Standard" style:family="paragraph">
      <style:text-properties style:font-name="Times New Roman" fo:font-size="12pt" style:font-size-asian="12pt"/>
    </style:style>
    <style:style style:name="P92" style:parent-style-name="Standard" style:family="paragraph">
      <style:text-properties style:font-name="Times New Roman" fo:font-size="12pt" style:font-size-asian="12pt"/>
    </style:style>
    <style:style style:name="P93" style:parent-style-name="Standard" style:family="paragraph">
      <style:text-properties style:font-name="Times New Roman" fo:color="#CE181E" fo:font-size="12pt" style:font-size-asian="12pt"/>
    </style:style>
    <style:style style:name="P94" style:parent-style-name="Standard" style:family="paragraph">
      <style:paragraph-properties fo:margin-left="-0.0395in">
        <style:tab-stops/>
      </style:paragraph-properties>
      <style:text-properties style:font-name="Times New Roman" fo:font-size="12pt" style:font-size-asian="12pt"/>
    </style:style>
    <style:style style:name="P95" style:parent-style-name="Standard" style:family="paragraph">
      <style:paragraph-properties fo:margin-left="-0.0395in">
        <style:tab-stops/>
      </style:paragraph-properties>
      <style:text-properties style:font-name="Times New Roman" fo:font-size="12pt" style:font-size-asian="12pt"/>
    </style:style>
    <style:style style:name="P96" style:parent-style-name="Standard" style:family="paragraph">
      <style:text-properties style:font-name="Times New Roman" fo:font-size="12pt" style:font-size-asian="12pt"/>
    </style:style>
    <style:style style:name="P97" style:parent-style-name="Standard" style:family="paragraph">
      <style:text-properties style:font-name="Times New Roman" fo:font-size="12pt" style:font-size-asian="12pt"/>
    </style:style>
    <style:style style:name="P98" style:parent-style-name="Standard" style:family="paragraph">
      <style:text-properties style:font-name="Times New Roman" fo:font-size="12pt" style:font-size-asian="12pt"/>
    </style:style>
    <style:style style:name="P99" style:parent-style-name="Standard" style:family="paragraph">
      <style:text-properties style:font-name="Times New Roman" fo:font-size="12pt" style:font-size-asian="12pt"/>
    </style:style>
    <style:style style:name="P100" style:parent-style-name="Standard" style:family="paragraph">
      <style:text-properties style:font-name="Times New Roman" fo:color="#CE181E" fo:font-size="12pt" style:font-size-asian="12pt"/>
    </style:style>
    <style:style style:name="P101" style:parent-style-name="Standard" style:family="paragraph">
      <style:text-properties style:font-name="Times New Roman" fo:font-size="12pt" style:font-size-asian="12pt"/>
    </style:style>
    <style:style style:name="P102" style:parent-style-name="Standard" style:family="paragraph">
      <style:text-properties style:font-name="Times New Roman" fo:font-size="12pt" style:font-size-asian="12pt"/>
    </style:style>
    <style:style style:name="T103" style:parent-style-name="Fuentedepárrafopredeter." style:family="text">
      <style:text-properties style:font-name="Times New Roman" fo:font-size="12pt" style:font-size-asian="12pt"/>
    </style:style>
    <style:style style:name="T104" style:parent-style-name="Fuentedepárrafopredeter." style:family="text">
      <style:text-properties style:font-name="Times New Roman" fo:font-size="12pt" style:font-size-asian="12pt"/>
    </style:style>
    <style:style style:name="T105" style:parent-style-name="Fuentedepárrafopredeter." style:family="text">
      <style:text-properties style:font-name="Times New Roman" fo:color="#CE181E" fo:font-size="12pt" style:font-size-asian="12pt"/>
    </style:style>
    <style:style style:name="P106" style:parent-style-name="Standard" style:family="paragraph">
      <style:text-properties style:font-name="Times New Roman" fo:font-size="12pt" style:font-size-asian="12pt"/>
    </style:style>
    <style:style style:name="P107" style:parent-style-name="Standard" style:family="paragraph">
      <style:text-properties style:font-name="Times New Roman" fo:font-size="12pt" style:font-size-asian="12pt"/>
    </style:style>
    <style:style style:name="P108" style:parent-style-name="Standard" style:family="paragraph">
      <style:text-properties style:font-name="Times New Roman" fo:font-size="12pt" style:font-size-asian="12pt"/>
    </style:style>
    <style:style style:name="P109" style:parent-style-name="Standard" style:family="paragraph">
      <style:text-properties style:font-name="Times New Roman" fo:font-size="12pt" style:font-size-asian="12pt"/>
    </style:style>
    <style:style style:name="P110" style:parent-style-name="Standard" style:family="paragraph">
      <style:text-properties style:font-name="Times New Roman" fo:color="#CE181E" fo:font-size="12pt" style:font-size-asian="12pt"/>
    </style:style>
    <style:style style:name="P111" style:parent-style-name="Standard" style:family="paragraph">
      <style:text-properties style:font-name="Times New Roman" fo:font-size="12pt" style:font-size-asian="12pt"/>
    </style:style>
    <style:style style:name="P112" style:parent-style-name="Standard" style:family="paragraph">
      <style:text-properties style:font-name="Times New Roman" fo:font-size="12pt" style:font-size-asian="12pt"/>
    </style:style>
    <style:style style:name="P113" style:parent-style-name="Standard" style:family="paragraph">
      <style:text-properties style:font-name="Times New Roman" fo:font-size="12pt" style:font-size-asian="12pt"/>
    </style:style>
    <style:style style:name="P114" style:parent-style-name="Standard" style:family="paragraph">
      <style:text-properties style:font-name="Times New Roman" fo:color="#ED1C24" fo:font-size="12pt" style:font-size-asian="12pt"/>
    </style:style>
    <style:style style:name="P115" style:parent-style-name="Standard" style:family="paragraph">
      <style:text-properties style:font-name="Times New Roman" fo:font-size="12pt" style:font-size-asian="12pt"/>
    </style:style>
    <style:style style:name="P116" style:parent-style-name="Standard" style:family="paragraph">
      <style:text-properties style:font-name="Times New Roman" fo:font-size="12pt" style:font-size-asian="12pt"/>
    </style:style>
    <style:style style:name="P117" style:parent-style-name="Standard" style:family="paragraph">
      <style:text-properties style:font-name="Times New Roman" fo:color="#000000" fo:font-size="12pt" style:font-size-asian="12pt"/>
    </style:style>
    <style:style style:name="P118" style:parent-style-name="Standard" style:family="paragraph">
      <style:text-properties style:font-name="Times New Roman" fo:font-size="12pt" style:font-size-asian="12pt"/>
    </style:style>
    <style:style style:name="P119" style:parent-style-name="Standard" style:family="paragraph">
      <style:text-properties style:font-name="Times New Roman" fo:font-size="12pt" style:font-size-asian="12pt"/>
    </style:style>
    <style:style style:name="P120" style:parent-style-name="Standard" style:family="paragraph">
      <style:text-properties style:font-name="Times New Roman" fo:font-size="12pt" style:font-size-asian="12pt"/>
    </style:style>
    <style:style style:name="P121" style:parent-style-name="Standard" style:family="paragraph">
      <style:text-properties style:font-name="Times New Roman" fo:color="#CE181E" fo:font-size="12pt" style:font-size-asian="12pt"/>
    </style:style>
    <style:style style:name="P122" style:parent-style-name="Standard" style:family="paragraph">
      <style:text-properties style:font-name="Times New Roman" fo:font-size="12pt" style:font-size-asian="12pt"/>
    </style:style>
    <style:style style:name="P123" style:parent-style-name="Standard" style:family="paragraph">
      <style:text-properties style:font-name="Times New Roman" fo:font-size="12pt" style:font-size-asian="12pt"/>
    </style:style>
    <style:style style:name="P124" style:parent-style-name="Standard" style:family="paragraph">
      <style:text-properties style:font-name="Times New Roman" fo:font-size="12pt" style:font-size-asian="12pt"/>
    </style:style>
    <style:style style:name="T125" style:parent-style-name="Fuentedepárrafopredeter." style:family="text">
      <style:text-properties style:font-name="Times New Roman" fo:color="#000000" fo:font-size="12pt" style:font-size-asian="12pt"/>
    </style:style>
    <style:style style:name="P126" style:parent-style-name="Standard" style:family="paragraph">
      <style:text-properties style:font-name="Times New Roman" fo:color="#CE181E" fo:font-size="12pt" style:font-size-asian="12pt"/>
    </style:style>
    <style:style style:name="P127" style:parent-style-name="Standard" style:family="paragraph">
      <style:text-properties style:font-name="Times New Roman" fo:font-size="12pt" style:font-size-asian="12pt"/>
    </style:style>
    <style:style style:name="P128" style:parent-style-name="Standard" style:family="paragraph">
      <style:text-properties style:font-name="Times New Roman" fo:font-size="12pt" style:font-size-asian="12pt"/>
    </style:style>
    <style:style style:name="P129" style:parent-style-name="Standard" style:family="paragraph">
      <style:text-properties style:font-name="Times New Roman" fo:font-size="12pt" style:font-size-asian="12pt"/>
    </style:style>
    <style:style style:name="P130" style:parent-style-name="Standard" style:family="paragraph">
      <style:text-properties style:font-name="Times New Roman" fo:font-size="12pt" style:font-size-asian="12pt"/>
    </style:style>
    <style:style style:name="P131" style:parent-style-name="Standard" style:family="paragraph">
      <style:text-properties style:font-name="Times New Roman" fo:font-size="12pt" style:font-size-asian="12pt"/>
    </style:style>
    <style:style style:name="T132" style:parent-style-name="Fuentedepárrafopredeter." style:family="text">
      <style:text-properties style:font-name="Times New Roman" fo:color="#CE181E" fo:font-size="12pt" style:font-size-asian="12pt"/>
    </style:style>
    <style:style style:name="T133" style:parent-style-name="Fuentedepárrafopredeter." style:family="text">
      <style:text-properties style:font-name="Times New Roman" fo:color="#CE181E" fo:font-size="12pt" style:font-size-asian="12pt"/>
    </style:style>
    <style:style style:name="T134" style:parent-style-name="Fuentedepárrafopredeter." style:family="text">
      <style:text-properties style:font-name="Times New Roman" fo:font-size="12pt" style:font-size-asian="12pt"/>
    </style:style>
    <style:style style:name="P135" style:parent-style-name="Standard" style:family="paragraph">
      <style:text-properties style:font-name="Times New Roman" fo:color="#000000" fo:font-size="12pt" style:font-size-asian="12pt"/>
    </style:style>
    <style:style style:name="P136" style:parent-style-name="Standard" style:family="paragraph">
      <style:text-properties style:font-name="Times New Roman" fo:color="#000000" fo:font-size="12pt" style:font-size-asian="12pt"/>
    </style:style>
    <style:style style:name="P137" style:parent-style-name="Standard" style:family="paragraph">
      <style:text-properties style:font-name="Times New Roman" fo:font-size="12pt" style:font-size-asian="12pt"/>
    </style:style>
    <style:style style:name="P138" style:parent-style-name="Standard" style:family="paragraph">
      <style:text-properties style:font-name="Times New Roman" fo:font-size="12pt" style:font-size-asian="12pt"/>
    </style:style>
    <style:style style:name="P139" style:parent-style-name="Standard" style:family="paragraph">
      <style:text-properties style:font-name="Times New Roman" fo:color="#000000" fo:font-size="12pt" style:font-size-asian="12pt"/>
    </style:style>
    <style:style style:name="T140" style:parent-style-name="Fuentedepárrafopredeter." style:family="text">
      <style:text-properties style:font-name="Times New Roman" fo:color="#CE181E" fo:font-size="12pt" style:font-size-asian="12pt"/>
    </style:style>
    <style:style style:name="T141" style:parent-style-name="Fuentedepárrafopredeter." style:family="text">
      <style:text-properties style:font-name="Times New Roman" fo:color="#CE181E" fo:font-size="12pt" style:font-size-asian="12pt"/>
    </style:style>
    <style:style style:name="T142" style:parent-style-name="Fuentedepárrafopredeter." style:family="text">
      <style:text-properties style:font-name="Times New Roman" fo:color="#000000" fo:font-size="12pt" style:font-size-asian="12pt"/>
    </style:style>
    <style:style style:name="T143" style:parent-style-name="Fuentedepárrafopredeter." style:family="text">
      <style:text-properties style:font-name="Times New Roman" fo:color="#000000" fo:font-size="12pt" style:font-size-asian="12pt"/>
    </style:style>
    <style:style style:name="T144" style:parent-style-name="Fuentedepárrafopredeter." style:family="text">
      <style:text-properties style:font-name="Times New Roman" fo:color="#000000" fo:font-size="12pt" style:font-size-asian="12pt"/>
    </style:style>
    <style:style style:name="T145" style:parent-style-name="Fuentedepárrafopredeter." style:family="text">
      <style:text-properties style:font-name="Times New Roman" fo:color="#000000" fo:font-size="12pt" style:font-size-asian="12pt"/>
    </style:style>
    <style:style style:name="T146" style:parent-style-name="Fuentedepárrafopredeter." style:family="text">
      <style:text-properties style:font-name="Times New Roman" fo:color="#000000" fo:font-size="12pt" style:font-size-asian="12pt"/>
    </style:style>
    <style:style style:name="T147" style:parent-style-name="Fuentedepárrafopredeter." style:family="text">
      <style:text-properties style:font-name="Times New Roman" fo:color="#000000" fo:font-size="12pt" style:font-size-asian="12pt"/>
    </style:style>
    <style:style style:name="P148" style:parent-style-name="Standard" style:family="paragraph">
      <style:text-properties style:font-name="Times New Roman" fo:font-size="12pt" style:font-size-asian="12pt"/>
    </style:style>
    <style:style style:name="P149" style:parent-style-name="Standard" style:family="paragraph">
      <style:text-properties style:font-name="Times New Roman" fo:font-size="12pt" style:font-size-asian="12pt"/>
    </style:style>
    <style:style style:name="P150" style:parent-style-name="Standard" style:family="paragraph">
      <style:text-properties style:font-name="Times New Roman" fo:color="#CE181E" fo:font-size="12pt" style:font-size-asian="12pt"/>
    </style:style>
    <style:style style:name="P151" style:parent-style-name="Standard" style:family="paragraph">
      <style:paragraph-properties fo:margin-left="-0.0395in">
        <style:tab-stops/>
      </style:paragraph-properties>
      <style:text-properties style:font-name="Times New Roman" fo:font-size="12pt" style:font-size-asian="12pt"/>
    </style:style>
    <style:style style:name="P152" style:parent-style-name="Standard" style:family="paragraph">
      <style:text-properties style:font-name="Times New Roman" fo:font-size="12pt" style:font-size-asian="12pt"/>
    </style:style>
    <style:style style:name="P153" style:parent-style-name="Standard" style:family="paragraph">
      <style:text-properties style:font-name="Times New Roman" fo:font-size="12pt" style:font-size-asian="12pt"/>
    </style:style>
    <style:style style:name="P154" style:parent-style-name="Standard" style:family="paragraph">
      <style:text-properties style:font-name="Times New Roman" fo:font-size="12pt" style:font-size-asian="12pt"/>
    </style:style>
    <style:style style:name="P155" style:parent-style-name="Standard" style:family="paragraph">
      <style:text-properties style:font-name="Times New Roman" fo:font-size="12pt" style:font-size-asian="12pt"/>
    </style:style>
    <style:style style:name="P156" style:parent-style-name="Standard" style:family="paragraph">
      <style:text-properties style:font-name="Times New Roman" fo:font-size="12pt" style:font-size-asian="12pt"/>
    </style:style>
    <style:style style:name="P157" style:parent-style-name="Standard" style:family="paragraph">
      <style:text-properties style:font-name="Times New Roman" fo:color="#CE181E" fo:font-size="12pt" style:font-size-asian="12pt"/>
    </style:style>
    <style:style style:name="P158" style:parent-style-name="Standard" style:family="paragraph">
      <style:text-properties style:font-name="Times New Roman" fo:font-size="12pt" style:font-size-asian="12pt"/>
    </style:style>
    <style:style style:name="P159" style:parent-style-name="Standard" style:family="paragraph">
      <style:text-properties style:font-name="Times New Roman" fo:font-size="12pt" style:font-size-asian="12pt"/>
    </style:style>
    <style:style style:name="P160" style:parent-style-name="Standard" style:family="paragraph">
      <style:text-properties style:font-name="Times New Roman" fo:font-size="12pt" style:font-size-asian="12pt"/>
    </style:style>
    <style:style style:name="P161" style:parent-style-name="Standard" style:family="paragraph">
      <style:text-properties style:font-name="Times New Roman" fo:font-size="12pt" style:font-size-asian="12pt"/>
    </style:style>
    <style:style style:name="P162" style:parent-style-name="Standard" style:family="paragraph">
      <style:text-properties style:font-name="Times New Roman" fo:color="#CE181E" fo:font-size="12pt" style:font-size-asian="12pt"/>
    </style:style>
    <style:style style:name="P163" style:parent-style-name="Standard" style:family="paragraph">
      <style:text-properties style:font-name="Times New Roman" fo:font-size="12pt" style:font-size-asian="12pt"/>
    </style:style>
    <style:style style:name="P164" style:parent-style-name="Standard" style:family="paragraph">
      <style:text-properties style:font-name="Times New Roman" fo:font-size="12pt" style:font-size-asian="12pt"/>
    </style:style>
    <style:style style:name="P165" style:parent-style-name="Standard" style:family="paragraph">
      <style:text-properties style:font-name="Times New Roman" fo:font-size="12pt" style:font-size-asian="12pt"/>
    </style:style>
    <style:style style:name="P166" style:parent-style-name="Standard" style:family="paragraph">
      <style:text-properties style:font-name="Times New Roman" fo:font-size="12pt" style:font-size-asian="12pt"/>
    </style:style>
    <style:style style:name="T167" style:parent-style-name="Fuentedepárrafopredeter." style:family="text">
      <style:text-properties style:font-name="Times New Roman" fo:color="#000000" fo:font-size="12pt" style:font-size-asian="12pt"/>
    </style:style>
    <style:style style:name="P168" style:parent-style-name="Standard" style:family="paragraph">
      <style:text-properties style:font-name="Times New Roman" fo:font-size="12pt" style:font-size-asian="12pt"/>
    </style:style>
    <style:style style:name="P169" style:parent-style-name="Standard" style:family="paragraph">
      <style:text-properties style:font-name="Times New Roman" fo:font-size="12pt" style:font-size-asian="12pt"/>
    </style:style>
    <style:style style:name="P170" style:parent-style-name="Standard" style:family="paragraph">
      <style:text-properties style:font-name="Times New Roman" fo:font-size="12pt" style:font-size-asian="12pt"/>
    </style:style>
    <style:style style:name="P171" style:parent-style-name="Standard" style:family="paragraph">
      <style:text-properties style:font-name="Times New Roman" fo:color="#CE181E" fo:font-size="12pt" style:font-size-asian="12pt"/>
    </style:style>
    <style:style style:name="P172" style:parent-style-name="Standard" style:family="paragraph">
      <style:text-properties style:font-name="Times New Roman" fo:font-size="12pt" style:font-size-asian="12pt"/>
    </style:style>
    <style:style style:name="P173" style:parent-style-name="Standard" style:family="paragraph">
      <style:text-properties style:font-name="Times New Roman" fo:font-size="12pt" style:font-size-asian="12pt"/>
    </style:style>
    <style:style style:name="P174" style:parent-style-name="Standard" style:family="paragraph">
      <style:text-properties style:font-name="Times New Roman" fo:color="#000000" fo:font-size="12pt" style:font-size-asian="12pt"/>
    </style:style>
    <style:style style:name="T175" style:parent-style-name="Fuentedepárrafopredeter." style:family="text">
      <style:text-properties style:font-name="Times New Roman" fo:color="#ED1C24" fo:font-size="12pt" style:font-size-asian="12pt"/>
    </style:style>
    <style:style style:name="T176" style:parent-style-name="Fuentedepárrafopredeter." style:family="text">
      <style:text-properties style:font-name="Times New Roman" fo:font-size="12pt" style:font-size-asian="12pt"/>
    </style:style>
    <style:style style:name="P177" style:parent-style-name="Standard" style:family="paragraph">
      <style:text-properties style:font-name="Times New Roman" fo:font-size="12pt" style:font-size-asian="12pt"/>
    </style:style>
    <style:style style:name="P178" style:parent-style-name="Standard" style:family="paragraph">
      <style:text-properties style:font-name="Times New Roman" fo:font-size="12pt" style:font-size-asian="12pt"/>
    </style:style>
    <style:style style:name="P179" style:parent-style-name="Standard" style:family="paragraph">
      <style:text-properties style:font-name="Times New Roman" fo:color="#000000" fo:font-size="12pt" style:font-size-asian="12pt"/>
    </style:style>
    <style:style style:name="T180" style:parent-style-name="Fuentedepárrafopredeter." style:family="text">
      <style:text-properties style:font-name="Times New Roman" fo:color="#000000" fo:font-size="12pt" style:font-size-asian="12pt"/>
    </style:style>
    <style:style style:name="T181" style:parent-style-name="Fuentedepárrafopredeter." style:family="text">
      <style:text-properties style:font-name="Times New Roman" fo:color="#000000" fo:font-size="12pt" style:font-size-asian="12pt"/>
    </style:style>
    <style:style style:name="T182" style:parent-style-name="Fuentedepárrafopredeter." style:family="text">
      <style:text-properties style:font-name="Times New Roman" fo:color="#000000" fo:font-size="12pt" style:font-size-asian="12pt"/>
    </style:style>
    <style:style style:name="T183" style:parent-style-name="Fuentedepárrafopredeter." style:family="text">
      <style:text-properties style:font-name="Times New Roman" fo:color="#000000" fo:font-size="12pt" style:font-size-asian="12pt"/>
    </style:style>
    <style:style style:name="T184" style:parent-style-name="Fuentedepárrafopredeter." style:family="text">
      <style:text-properties style:font-name="Times New Roman" fo:color="#CE181E" fo:font-size="12pt" style:font-size-asian="12pt"/>
    </style:style>
    <style:style style:name="T185" style:parent-style-name="Fuentedepárrafopredeter." style:family="text">
      <style:text-properties style:font-name="Times New Roman" fo:color="#000000" fo:font-size="12pt" style:font-size-asian="12pt"/>
    </style:style>
    <style:style style:name="T186" style:parent-style-name="Fuentedepárrafopredeter." style:family="text">
      <style:text-properties style:font-name="Times New Roman" fo:color="#000000" fo:font-size="12pt" style:font-size-asian="12pt"/>
    </style:style>
    <style:style style:name="T187" style:parent-style-name="Fuentedepárrafopredeter." style:family="text">
      <style:text-properties style:font-name="Times New Roman" fo:color="#000000" fo:font-size="12pt" style:font-size-asian="12pt"/>
    </style:style>
    <style:style style:name="P188" style:parent-style-name="Standard" style:family="paragraph">
      <style:text-properties style:font-name="Times New Roman" fo:font-size="12pt" style:font-size-asian="12pt"/>
    </style:style>
    <style:style style:name="P189" style:parent-style-name="Standard" style:family="paragraph">
      <style:text-properties style:font-name="Times New Roman" fo:font-size="12pt" style:font-size-asian="12pt"/>
    </style:style>
    <style:style style:name="P190" style:parent-style-name="Standard" style:family="paragraph">
      <style:text-properties style:font-name="Times New Roman" fo:font-size="12pt" style:font-size-asian="12pt"/>
    </style:style>
    <style:style style:name="P191" style:parent-style-name="Standard" style:family="paragraph">
      <style:text-properties style:font-name="Times New Roman" fo:color="#CE181E" fo:font-size="12pt" style:font-size-asian="12pt"/>
    </style:style>
    <style:style style:name="P192" style:parent-style-name="Standard" style:family="paragraph">
      <style:text-properties style:font-name="Times New Roman" fo:font-size="12pt" style:font-size-asian="12pt"/>
    </style:style>
    <style:style style:name="P193" style:parent-style-name="Standard" style:family="paragraph">
      <style:text-properties style:font-name="Times New Roman" fo:font-size="12pt" style:font-size-asian="12pt"/>
    </style:style>
    <style:style style:name="P194" style:parent-style-name="Standard" style:family="paragraph">
      <style:text-properties style:font-name="Times New Roman" fo:font-size="12pt" style:font-size-asian="12pt"/>
    </style:style>
    <style:style style:name="P195" style:parent-style-name="Standard" style:family="paragraph">
      <style:text-properties style:font-name="Times New Roman" fo:font-size="12pt" style:font-size-asian="12pt"/>
    </style:style>
    <style:style style:name="P196" style:parent-style-name="Standard" style:family="paragraph">
      <style:text-properties style:font-name="Times New Roman" fo:color="#CE181E" fo:font-size="12pt" style:font-size-asian="12pt"/>
    </style:style>
    <style:style style:name="P197" style:parent-style-name="Standard" style:family="paragraph">
      <style:text-properties style:font-name="Times New Roman" fo:font-size="12pt" style:font-size-asian="12pt"/>
    </style:style>
    <style:style style:name="P198" style:parent-style-name="Standard" style:family="paragraph">
      <style:text-properties style:font-name="Times New Roman" fo:font-size="12pt" style:font-size-asian="12pt"/>
    </style:style>
    <style:style style:name="P199" style:parent-style-name="Standard" style:family="paragraph">
      <style:text-properties style:font-name="Times New Roman" fo:font-size="12pt" style:font-size-asian="12pt"/>
    </style:style>
    <style:style style:name="T200" style:parent-style-name="Fuentedepárrafopredeter." style:family="text">
      <style:text-properties style:font-name="Times New Roman" fo:font-size="12pt" style:font-size-asian="12pt"/>
    </style:style>
    <style:style style:name="T201" style:parent-style-name="Fuentedepárrafopredeter." style:family="text">
      <style:text-properties style:font-name="Times New Roman" fo:font-size="12pt" style:font-size-asian="12pt"/>
    </style:style>
    <style:style style:name="T202" style:parent-style-name="Fuentedepárrafopredeter." style:family="text">
      <style:text-properties style:font-name="Times New Roman" fo:color="#CE181E" fo:font-size="12pt" style:font-size-asian="12pt"/>
    </style:style>
    <style:style style:name="P203" style:parent-style-name="Standard" style:family="paragraph">
      <style:text-properties style:font-name="Times New Roman" fo:font-size="12pt" style:font-size-asian="12pt"/>
    </style:style>
    <style:style style:name="P204" style:parent-style-name="Standard" style:family="paragraph">
      <style:text-properties style:font-name="Times New Roman" fo:font-size="12pt" style:font-size-asian="12pt"/>
    </style:style>
    <style:style style:name="P205" style:parent-style-name="Standard" style:family="paragraph">
      <style:text-properties style:font-name="Times New Roman" fo:font-size="12pt" style:font-size-asian="12pt"/>
    </style:style>
    <style:style style:name="P206" style:parent-style-name="Standard" style:family="paragraph">
      <style:text-properties style:font-name="Times New Roman" fo:font-size="12pt" style:font-size-asian="12pt"/>
    </style:style>
    <style:style style:name="P207" style:parent-style-name="Standard" style:family="paragraph">
      <style:text-properties style:font-name="Times New Roman" fo:font-size="12pt" style:font-size-asian="12pt"/>
    </style:style>
    <style:style style:name="P208" style:parent-style-name="Standard" style:family="paragraph">
      <style:text-properties style:font-name="Times New Roman" fo:font-size="12pt" style:font-size-asian="12pt"/>
    </style:style>
    <style:style style:name="P209" style:parent-style-name="Standard" style:family="paragraph">
      <style:text-properties style:font-name="Times New Roman" fo:font-size="12pt" style:font-size-asian="12pt"/>
    </style:style>
    <style:style style:name="P210" style:parent-style-name="Standard" style:family="paragraph">
      <style:text-properties style:font-name="Times New Roman" fo:font-size="12pt" style:font-size-asian="12pt"/>
    </style:style>
    <style:style style:name="P211" style:parent-style-name="Standard" style:family="paragraph">
      <style:text-properties style:font-name="Times New Roman" fo:color="#CE181E" fo:font-size="12pt" style:font-size-asian="12pt"/>
    </style:style>
    <style:style style:name="P212" style:parent-style-name="Standard" style:family="paragraph">
      <style:text-properties style:font-name="Times New Roman" fo:font-size="12pt" style:font-size-asian="12pt"/>
    </style:style>
    <style:style style:name="P213" style:parent-style-name="Standard" style:family="paragraph">
      <style:text-properties style:font-name="Times New Roman" fo:font-size="12pt" style:font-size-asian="12pt"/>
    </style:style>
    <style:style style:name="P214" style:parent-style-name="Standard" style:family="paragraph">
      <style:text-properties style:font-name="Times New Roman" fo:font-size="12pt" style:font-size-asian="12pt"/>
    </style:style>
    <style:style style:name="P215" style:parent-style-name="Standard" style:family="paragraph">
      <style:text-properties style:font-name="Times New Roman" fo:color="#CE181E" fo:font-size="12pt" style:font-size-asian="12pt"/>
    </style:style>
    <style:style style:name="P216" style:parent-style-name="Standard" style:family="paragraph">
      <style:text-properties style:font-name="Times New Roman" fo:font-size="12pt" style:font-size-asian="12pt"/>
    </style:style>
    <style:style style:name="P217" style:parent-style-name="Standard" style:family="paragraph">
      <style:text-properties style:font-name="Times New Roman" fo:font-size="12pt" style:font-size-asian="12pt"/>
    </style:style>
    <style:style style:name="P218" style:parent-style-name="Standard" style:family="paragraph">
      <style:text-properties style:font-name="Times New Roman" fo:font-size="12pt" style:font-size-asian="12pt"/>
    </style:style>
    <style:style style:name="P219" style:parent-style-name="Standard" style:family="paragraph">
      <style:text-properties style:font-name="Times New Roman" fo:font-size="12pt" style:font-size-asian="12pt"/>
    </style:style>
    <style:style style:name="P220" style:parent-style-name="Standard" style:family="paragraph">
      <style:text-properties style:font-name="Times New Roman" fo:font-size="12pt" style:font-size-asian="12pt"/>
    </style:style>
    <style:style style:name="P221" style:parent-style-name="Standard" style:family="paragraph">
      <style:text-properties style:font-name="Times New Roman" fo:font-size="12pt" style:font-size-asian="12pt"/>
    </style:style>
    <style:style style:name="T22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0000" fo:font-size="12pt" style:font-size-asian="12pt" fo:background-color="#FFFFFF" style:language-asian="es" style:country-asian="ES"/>
    </style:style>
    <style:style style:name="T22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0000" fo:font-size="12pt" style:font-size-asian="12pt" fo:background-color="#FFFFFF" style:language-asian="es" style:country-asian="ES"/>
    </style:style>
    <style:style style:name="T224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225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226" style:parent-style-name="Fuentedepárrafopredeter." style:family="text">
      <style:text-properties style:font-name="Times New Roman" style:font-name-asian="Times New Roman" style:font-name-complex="Times New Roman" fo:color="#000000" fo:font-size="11pt" style:font-size-asian="11pt" style:language-asian="es" style:country-asian="ES"/>
    </style:style>
    <style:style style:name="T227" style:parent-style-name="Fuentedepárrafopredeter." style:family="text">
      <style:text-properties style:font-name="Times New Roman" style:font-name-asian="Times New Roman" style:font-name-complex="Times New Roman" fo:color="#000000" fo:font-size="11pt" style:font-size-asian="11pt" style:language-asian="es" style:country-asian="ES"/>
    </style:style>
    <style:style style:name="P228" style:parent-style-name="Default" style:family="paragraph">
      <style:paragraph-properties fo:text-align="justify" fo:margin-top="0.0416in" fo:margin-left="0.0395in">
        <style:tab-stops/>
      </style:paragraph-properties>
      <style:text-properties style:font-name="Times New Roman" fo:font-size="11pt" style:font-size-asian="11pt"/>
    </style:style>
    <style:style style:name="P229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style:font-name="Times New Roman" fo:font-size="11pt" style:font-size-asian="11pt"/>
    </style:style>
    <style:style style:name="P230" style:parent-style-name="Standard" style:family="paragraph">
      <style:paragraph-properties>
        <style:tab-stops>
          <style:tab-stop style:type="right" style:position="5.4513in"/>
        </style:tab-stops>
      </style:paragraph-properties>
    </style:style>
    <style:style style:name="T231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T232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T233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P234" style:parent-style-name="Standard" style:family="paragraph">
      <style:paragraph-properties>
        <style:tab-stops>
          <style:tab-stop style:type="right" style:position="5.4513in"/>
        </style:tab-stops>
      </style:paragraph-properties>
    </style:style>
    <style:style style:name="T235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T236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P237" style:parent-style-name="Standard" style:family="paragraph">
      <style:paragraph-properties>
        <style:tab-stops>
          <style:tab-stop style:type="right" style:position="5.4513in"/>
        </style:tab-stops>
      </style:paragraph-properties>
      <style:text-properties style:font-name="Times New Roman" style:font-name-asian="Times New Roman" style:font-name-complex="Times New Roman" fo:color="#ED1C24" fo:font-size="12pt" style:font-size-asian="12pt" style:language-asian="es" style:country-asian="ES"/>
    </style:style>
    <style:style style:name="P238" style:parent-style-name="Default" style:family="paragraph">
      <style:paragraph-properties>
        <style:tab-stops>
          <style:tab-stop style:type="right" style:position="5.4513in"/>
        </style:tab-stops>
      </style:paragraph-properties>
    </style:style>
    <style:style style:name="T239" style:parent-style-name="Fuentedepárrafopredeter." style:family="text">
      <style:text-properties style:font-name="Times New Roman" style:font-name-asian="Times New Roman" style:font-name-complex="Times New Roman" fo:font-size="11pt" style:font-size-asian="11pt" style:language-asian="es" style:country-asian="ES"/>
    </style:style>
    <style:style style:name="T240" style:parent-style-name="Fuentedepárrafopredeter." style:family="text">
      <style:text-properties style:font-name="Times New Roman" style:font-name-asian="Times New Roman" style:font-name-complex="Times New Roman" fo:font-size="11pt" style:font-size-asian="11pt" style:language-asian="es" style:country-asian="ES"/>
    </style:style>
    <style:style style:name="P241" style:parent-style-name="Default" style:family="paragraph">
      <style:paragraph-properties>
        <style:tab-stops>
          <style:tab-stop style:type="right" style:position="5.4513in"/>
        </style:tab-stops>
      </style:paragraph-properties>
      <style:text-properties style:font-name="Times New Roman" style:font-name-asian="Times New Roman" style:font-name-complex="Times New Roman" style:language-asian="es" style:country-asian="ES"/>
    </style:style>
    <style:style style:name="P242" style:parent-style-name="Default" style:family="paragraph">
      <style:paragraph-properties>
        <style:tab-stops>
          <style:tab-stop style:type="right" style:position="5.4513in"/>
        </style:tab-stops>
      </style:paragraph-properties>
      <style:text-properties style:font-name="Times New Roman" style:font-name-asian="Times New Roman" style:font-name-complex="Times New Roman" style:language-asian="es" style:country-asian="ES"/>
    </style:style>
    <style:style style:name="T243" style:parent-style-name="Fuentedepárrafopredeter." style:family="text">
      <style:text-properties style:font-name="Times New Roman" fo:font-size="11pt" style:font-size-asian="11pt"/>
    </style:style>
    <style:style style:name="T244" style:parent-style-name="Fuentedepárrafopredeter." style:family="text">
      <style:text-properties style:font-name="Times New Roman" fo:font-size="11pt" style:font-size-asian="11pt"/>
    </style:style>
    <style:style style:name="T245" style:parent-style-name="Fuentedepárrafopredeter." style:family="text">
      <style:text-properties style:font-name="Times New Roman" fo:font-size="11pt" style:font-size-asian="11pt"/>
    </style:style>
    <style:style style:name="T246" style:parent-style-name="Fuentedepárrafopredeter." style:family="text">
      <style:text-properties fo:font-size="11pt" style:font-size-asian="11pt"/>
    </style:style>
    <style:style style:name="T247" style:parent-style-name="Fuentedepárrafopredeter." style:family="text">
      <style:text-properties style:font-name="Times New Roman" fo:font-size="11pt" style:font-size-asian="11pt"/>
    </style:style>
    <style:style style:name="T248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T249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ED1C24" fo:font-size="11pt" style:font-size-asian="11pt" style:language-asian="es" style:country-asian="ES"/>
    </style:style>
    <style:style style:name="T250" style:parent-style-name="Fuentedepárrafopredeter." style:family="text">
      <style:text-properties style:font-name="Times New Roman" style:font-name-asian="Times New Roman" style:font-name-complex="Times New Roman" fo:color="#ED1C24" fo:font-size="11pt" style:font-size-asian="11pt" style:language-asian="es" style:country-asian="ES"/>
    </style:style>
    <style:style style:name="T251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252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25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254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255" style:parent-style-name="Fuentedepárrafopredeter." style:family="text">
      <style:text-properties style:font-name="Times New Roman" fo:color="#222222" fo:font-size="12pt" style:font-size-asian="12pt"/>
    </style:style>
    <style:style style:name="T256" style:parent-style-name="Fuentedepárrafopredeter." style:family="text">
      <style:text-properties style:font-name="Times New Roman" fo:color="#222222" fo:font-size="12pt" style:font-size-asian="12pt"/>
    </style:style>
    <style:style style:name="P257" style:parent-style-name="Standard" style:family="paragraph">
      <style:text-properties style:font-name="Times New Roman" fo:color="#ED1C24" fo:font-size="12pt" style:font-size-asian="12pt"/>
    </style:style>
    <style:style style:name="P258" style:parent-style-name="Textbody" style:family="paragraph">
      <style:paragraph-properties style:line-height-at-least="0in"/>
    </style:style>
    <style:style style:name="T259" style:parent-style-name="Fuentedepárrafopredeter." style:family="text">
      <style:text-properties style:font-name="Times New Roman" fo:color="#ED1C24"/>
    </style:style>
    <style:style style:name="T260" style:parent-style-name="StrongEmphasis" style:family="text">
      <style:text-properties fo:color="#ED1C24"/>
    </style:style>
    <style:style style:name="T261" style:parent-style-name="Fuentedepárrafopredeter." style:family="text">
      <style:text-properties style:font-name="Times New Roman" fo:color="#ED1C24"/>
    </style:style>
    <style:style style:name="P262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63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64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65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66" style:parent-style-name="Textbody" style:family="paragraph">
      <style:paragraph-properties fo:margin-bottom="0.2604in" style:line-height-at-least="0in"/>
    </style:style>
    <style:style style:name="T267" style:parent-style-name="Fuentedepárrafopredeter." style:family="text">
      <style:text-properties style:font-name="Times New Roman" fo:color="#ED1C24"/>
    </style:style>
    <style:style style:name="T268" style:parent-style-name="StrongEmphasis" style:family="text">
      <style:text-properties style:font-name="Times New Roman" fo:color="#ED1C24"/>
    </style:style>
    <style:style style:name="T269" style:parent-style-name="Fuentedepárrafopredeter." style:family="text">
      <style:text-properties style:font-name="Times New Roman" fo:color="#ED1C24"/>
    </style:style>
    <style:style style:name="P270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71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72" style:parent-style-name="Textbody" style:family="paragraph">
      <style:paragraph-properties fo:margin-bottom="0.1041in" style:line-height-at-least="0in"/>
      <style:text-properties style:font-name="Times New Roman" fo:color="#ED1C24"/>
    </style:style>
    <style:style style:name="P273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74" style:parent-style-name="Textbody" style:family="paragraph">
      <style:paragraph-properties style:line-height-at-least="0in"/>
    </style:style>
    <style:style style:name="T275" style:parent-style-name="Fuentedepárrafopredeter." style:family="text">
      <style:text-properties style:font-name="Roboto, sans-serif" fo:color="#ED1C24"/>
    </style:style>
    <style:style style:name="T276" style:parent-style-name="StrongEmphasis" style:family="text">
      <style:text-properties style:font-name="Roboto, sans-serif" fo:color="#ED1C24"/>
    </style:style>
    <style:style style:name="T277" style:parent-style-name="StrongEmphasis" style:family="text">
      <style:text-properties style:font-name="Roboto, sans-serif" fo:color="#ED1C24"/>
    </style:style>
    <style:style style:name="T278" style:parent-style-name="Fuentedepárrafopredeter." style:family="text">
      <style:text-properties style:font-name="Roboto, sans-serif" fo:color="#ED1C24"/>
    </style:style>
    <style:style style:name="P279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0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1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2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3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4" style:parent-style-name="Textbody" style:family="paragraph">
      <style:paragraph-properties fo:margin-bottom="0.2604in" style:line-height-at-least="0in"/>
    </style:style>
    <style:style style:name="T285" style:parent-style-name="Fuentedepárrafopredeter." style:family="text">
      <style:text-properties style:font-name="Roboto, sans-serif" fo:color="#ED1C24"/>
    </style:style>
    <style:style style:name="T286" style:parent-style-name="StrongEmphasis" style:family="text">
      <style:text-properties style:font-name="Roboto, sans-serif" fo:color="#ED1C24"/>
    </style:style>
    <style:style style:name="T287" style:parent-style-name="Fuentedepárrafopredeter." style:family="text">
      <style:text-properties style:font-name="Roboto, sans-serif" fo:color="#ED1C24"/>
    </style:style>
    <style:style style:name="P288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89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90" style:parent-style-name="Textbody" style:family="paragraph">
      <style:paragraph-properties fo:margin-bottom="0.1041in" style:line-height-at-least="0in"/>
      <style:text-properties style:font-name="Roboto, sans-serif" fo:color="#ED1C24"/>
    </style:style>
    <style:style style:name="P291" style:parent-style-name="Standard" style:family="paragraph">
      <style:paragraph-properties style:line-height-at-least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color="#000000" fo:font-size="12pt" style:font-size-asian="12pt" fo:background-color="#FFFFFF" style:language-asian="es" style:country-asian="ES"/>
    </style:style>
    <style:style style:name="T292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T29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P294" style:parent-style-name="Standard" style:family="paragraph">
      <style:text-properties style:font-name="Times New Roman" style:font-name-asian="Times New Roman" style:font-name-complex="Times New Roman" fo:color="#000000" fo:font-size="12pt" style:font-size-asian="12pt" fo:background-color="#FFFFFF" style:language-asian="es" style:country-asian="ES"/>
    </style:style>
    <style:style style:name="P295" style:parent-style-name="Standard" style:family="paragraph">
      <style:text-properties style:font-name="Times" style:font-name-asian="Times New Roman" style:font-name-complex="Times New Roman" fo:color="#E52138" fo:font-size="12pt" style:font-size-asian="12pt" style:language-asian="es" style:country-asian="ES"/>
    </style:style>
    <style:style style:name="P296" style:parent-style-name="Standard" style:family="paragraph">
      <style:text-properties style:font-name="Times" style:font-name-asian="Times New Roman" style:font-name-complex="Times New Roman" fo:color="#E52138" fo:font-size="12pt" style:font-size-asian="12pt" style:language-asian="es" style:country-asian="ES"/>
    </style:style>
    <style:style style:name="T297" style:parent-style-name="Fuentedepárrafopredeter." style:family="text">
      <style:text-properties style:font-name="Times" style:font-name-asian="Times New Roman" style:font-name-complex="Times New Roman" fo:color="#E52138" fo:font-size="12pt" style:font-size-asian="12pt" style:language-asian="es" style:country-asian="ES"/>
    </style:style>
    <style:style style:name="P298" style:parent-style-name="Standard" style:family="paragraph">
      <style:text-properties style:font-name="Times" style:font-name-asian="Times New Roman" style:font-name-complex="Times New Roman" fo:color="#E52138" fo:font-size="12pt" style:font-size-asian="12pt" style:language-asian="es" style:country-asian="ES"/>
    </style:style>
    <style:style style:name="P299" style:parent-style-name="Standard" style:family="paragraph">
      <style:text-properties style:font-name="Times" style:font-name-asian="Times New Roman" style:font-name-complex="Times New Roman" fo:color="#E52138" fo:font-size="12pt" style:font-size-asian="12pt" style:language-asian="es" style:country-asian="ES"/>
    </style:style>
    <style:style style:name="P300" style:parent-style-name="Standard" style:family="paragraph">
      <style:text-properties style:font-name="Times" style:font-name-asian="Times New Roman" style:font-name-complex="Times New Roman" fo:color="#E52138" fo:font-size="12pt" style:font-size-asian="12pt" fo:background-color="#FFFFFF" style:language-asian="es" style:country-asian="ES"/>
    </style:style>
    <style:style style:name="T301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  <style:style style:name="T302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language-asian="es" style:country-asian="ES"/>
    </style:style>
  </office:automatic-styles>
  <office:body>
    <office:text text:use-soft-page-breaks="true">
      <text:p text:style-name="P1"><text:span text:style-name="T3">Empresa e Iniciativa Emprendedora</text:span><text:span text:style-name="T4"><text:line-break/></text:span><text:span text:style-name="T5">1</text:span><text:span text:style-name="T6">er<text:s/></text:span><text:span text:style-name="T7">examen parcial de la 1ª evaluación</text:span><text:span text:style-name="T8"><text:line-break/></text:span><text:span text:style-name="T9">Grupo: </text:span><text:span text:style-name="T10"><text:line-break/></text:span><text:span text:style-name="T11">Apellidos y nombre:</text:span><text:span text:style-name="T12"><text:line-break/></text:span><text:span text:style-name="T13">Fecha</text:span><text:span text:style-name="T14">: 17/11/2020</text:span></text:p>
      <text:p text:style-name="Standard"><text:span text:style-name="T15"><text:line-break/></text:span><text:span text:style-name="T16">Preguntas tipo test.<text:s/></text:span><text:span text:style-name="T17">Cada una de estas preguntas vale 0,25</text:span><text:span text:style-name="T18"><text:s/>puntos. Cada tres respuestas erróneas descuentan un acierto.</text:span><text:span text:style-name="T19"><text:line-break/></text:span><text:span text:style-name="T20"><text:line-break/></text:span></text:p>
      <text:p text:style-name="P21"><text:bookmark-start text:name="tw-target-text"/><text:bookmark-end text:name="tw-target-text"/>1. La capacidad de un emprendedor para asumir riesgos aumenta si:</text:p>
      <text:p text:style-name="P22">a) Tiene confianza en sí mismo y está dispuesto a poner en juego toda su capacidad para maximizar sus posibilidades de éxito.</text:p>
      <text:p text:style-name="P23">b) Sabe evaluar de forma realista tanto los riesgos como su propia capacidad para influir en estas probabilidades.</text:p>
      <text:p text:style-name="P24">c) Las dos respuestas anteriores son verdaderas.</text:p>
      <text:p text:style-name="P25">d) Sí desarrolla de forma adecuada el proyecto empresarial.</text:p>
      <text:p text:style-name="P26"/>
      <text:p text:style-name="P27">2. ¿Qué considera que es innovación de proceso?</text:p>
      <text:p text:style-name="P28">a) El que introduce una forma diferente de hacer las cosas.</text:p>
      <text:p text:style-name="P29">b) La aplicación del conocimiento científico a la actividad de la empresa.</text:p>
      <text:p text:style-name="P30">c) La creación de un nuevo producto o agregar una característica a los existentes</text:p>
      <text:p text:style-name="P31">que hace que los consumidores lo perciban como novedoso.</text:p>
      <text:p text:style-name="P32">d) Las dos respuesas anteriores son correctas.</text:p>
      <text:p text:style-name="P33"/>
      <text:p text:style-name="P34">3) En función de la nuaturaleza del entrono en el que se desenvuelve la empresa, distinguimos las siguientes clases de entorno:</text:p>
      <text:p text:style-name="Standard"><text:span text:style-name="T35">a)</text:span><text:span text:style-name="T36"><text:s/>Estable/dinámico, simple/complejo, hostil/favorable.</text:span><text:span text:style-name="T37"><text:line-break/></text:span><text:span text:style-name="T38">b)Entorno general y específico</text:span><text:span text:style-name="T39"><text:line-break/></text:span><text:span text:style-name="T40">c)Entorno dinámico y complejo.</text:span><text:span text:style-name="T41"><text:line-break/></text:span><text:span text:style-name="T42">d) Entorno favorable/desfavorable</text:span></text:p>
      <text:p text:style-name="P43"/>
      <text:p text:style-name="P44">4) Una empresa tendrá mayores posibilidades de éxito si la idea genera el proyecto de negocio:</text:p>
      <text:p text:style-name="P45">a)<text:s/>Satisface necesidades insatisfechas de futuros clientes.</text:p>
      <text:p text:style-name="P46">b) Introducir un factor diferenciador en su producto o servicio que ejerza una atracciónsobre la clientela.</text:p>
      <text:p text:style-name="P47">c) Las dos respuestas anteriores son correctas.</text:p>
      <text:p text:style-name="P48">d) Si desarrolla de forma adecuada el proyecto empresarial.</text:p>
      <text:p text:style-name="P49"/>
      <text:p text:style-name="P50">5) La imagen corporativa es:</text:p>
      <text:p text:style-name="Standard"><text:span text:style-name="T51">a)La persona que representa a la empresa.</text:span><text:span text:style-name="T52"><text:line-break/></text:span><text:span text:style-name="T53">b)El logotipo de la empresa.</text:span><text:span text:style-name="T54"><text:line-break/></text:span><text:span text:style-name="T55">c)Lo que se percibe de la empresa, su personalidad.</text:span><text:span text:style-name="T56"><text:line-break/></text:span><text:span text:style-name="T57">d)Todo lo anterior es correcto.</text:span></text:p>
      <text:p text:style-name="P58"/>
      <text:p text:style-name="P59">6)¿Cómo se denominan los principios considerados válidos dentro de una organización y que son asumidos y desarrollados por todos sus integrantes?:</text:p>
      <text:p text:style-name="P60">a) La misión.</text:p>
      <text:p text:style-name="P61">b) La visión.</text:p>
      <text:p text:style-name="P62">c) Los valores.</text:p>
      <text:p text:style-name="P63">d) La cultura empresarial.</text:p>
      <text:p text:style-name="P64"/>
      <text:soft-page-break/>
      <text:p text:style-name="P65">7) ¿Cuál de los siguientes agentes económicos forma parte del microentorno de una empresa?:</text:p>
      <text:p text:style-name="P66"><text:s/>a) Proveedores y clientes.</text:p>
      <text:p text:style-name="P67">b) Intermediarios.</text:p>
      <text:p text:style-name="P68">c) Competidores.</text:p>
      <text:p text:style-name="P69">d) Todas las respuestas anteriores son correctas.</text:p>
      <text:p text:style-name="P70"/>
      <text:p text:style-name="P71">8) ¿Cómo se denominan los puntos fuertes internos, gracias a los cuales tenemos más fuerza que la competencia?:</text:p>
      <text:p text:style-name="P72"><text:s/>a) Amenazas.</text:p>
      <text:p text:style-name="P73">b) Fortalezas.</text:p>
      <text:p text:style-name="P74">c) Debilidades.</text:p>
      <text:p text:style-name="P75">d) Oportunidades</text:p>
      <text:p text:style-name="P76"/>
      <text:p text:style-name="P77">9) ¿Cuáles son los requisitos <text:s/>básicos para emprender con éxito una actividad emprearial?</text:p>
      <text:p text:style-name="P78">a) Repetir experiencias ajenas, aprovechar la propia experiencia profesional, <text:s/>la innoación en los productos y<text:s/>percibir una necesidad no satisfecha.</text:p>
      <text:p text:style-name="P79">b) Una idea válida, un capital inicial y nos conocimienos profesionales y de gestión.</text:p>
      <text:p text:style-name="P80">c) Innovacion de producto, innovación de proceso e inovación tecnológica.</text:p>
      <text:p text:style-name="P81">d) Todos los anteriores son requisitos básicos.</text:p>
      <text:p text:style-name="P82"/>
      <text:p text:style-name="P83">10) ¿Cuál<text:s/>de las siguientes es una función económico-social de la empresa?:</text:p>
      <text:p text:style-name="P84">a) Mejora de las condiciones laborales. <text:s text:c="3"/></text:p>
      <text:p text:style-name="P85">b) Organización de los factores productivos.</text:p>
      <text:p text:style-name="P86">c) Protección del medio ambiente.</text:p>
      <text:p text:style-name="P87"><text:span text:style-name="T88"><text:s/></text:span><text:span text:style-name="T89">d) Todas las anteriores son correctas.</text:span></text:p>
      <text:p text:style-name="P90"/>
      <text:p text:style-name="P91">11) <text:s/>¿Cuál de las siguientes afirmaciones sobre la empresa no es correcta?:</text:p>
      <text:p text:style-name="P92">a) Es una unidad económica.</text:p>
      <text:p text:style-name="P93">b) No pretende obtener un beneficio económico.</text:p>
      <text:p text:style-name="P94"><text:s/>c) Utiliza como inputs diferentes factores materiales y humanos.</text:p>
      <text:p text:style-name="P95"><text:s/>d) Produce bienes o servicios.</text:p>
      <text:p text:style-name="P96"/>
      <text:p text:style-name="P97">12) ¿Cuál de las siguientes<text:s/>no es una de las características de los sistemas?</text:p>
      <text:p text:style-name="P98">a) Globalidad.</text:p>
      <text:p text:style-name="P99">b) Sinergia. <text:s/></text:p>
      <text:p text:style-name="P100">c) Asertividad.</text:p>
      <text:p text:style-name="P101">d) Homeostasis.</text:p>
      <text:p text:style-name="P102"/>
      <text:p text:style-name="Textbody"><text:span text:style-name="T103">13) Según el análisis DAFO, ¿Cómo se denomina el tipo de estrategias que tendrá que utilizar una empresa que se enfrenta a un número elevado<text:s/></text:span><text:span text:style-name="T104">de oportunidades pero que cuenta con muchas debilidades?: a) Estrategias ofensivas. b) Estrategias de supervivencia. c) Estrategias defensivas.<text:s/></text:span><text:span text:style-name="T105">d) Estrategias de reorientación.</text:span></text:p>
      <text:p text:style-name="P106"/>
      <text:p text:style-name="P107">14) ¿Cómo se denomina al conjunto de hechos y factores externos a la empresa,<text:s/>relevantes para ella, con los que interacciona y sobre los que puede influir, pero no controlar, y que se concretan en un conjunto de normas y relaciones establecidas que condicionan su actividad?</text:p>
      <text:p text:style-name="P108">a) Microentorno.</text:p>
      <text:p text:style-name="P109">b) Entorno.</text:p>
      <text:p text:style-name="P110">c)<text:s/>Macroentorno.</text:p>
      <text:p text:style-name="P111">d) Ninguna de las anteriores es correcta.</text:p>
      <text:p text:style-name="P112"/>
      <text:p text:style-name="P113">15) Según el análisis DAFO, ¿Cómo se denomina el tipo de estrategias que tendrá que utilizar una empresa que se enfrenta a un número elevado de fortalezas y oportunidades?:</text:p>
      <text:p text:style-name="P114">a) Estrategias ofensivas.</text:p>
      <text:p text:style-name="P115">b) Estrategias de supervivencia.</text:p>
      <text:p text:style-name="P116">c) Estrategias defensivas.</text:p>
      <text:p text:style-name="P117">d) Estrategias de reorientación.</text:p>
      <text:p text:style-name="P118"/>
      <text:p text:style-name="P119">16) <text:s/>¿Qué elemento/s de la cultura corporativa ha/n de tener un contenido ético y debe/n ser mayoritariamente aceptado/s?:</text:p>
      <text:p text:style-name="P120">a) La visión.</text:p>
      <text:p text:style-name="P121">b) Los<text:s/>valores.</text:p>
      <text:p text:style-name="P122">c) La Responsabilidad Social Corporativa.</text:p>
      <text:p text:style-name="P123">d) La misión.</text:p>
      <text:p text:style-name="P124"/>
      <text:p text:style-name="Standard"><text:span text:style-name="T125">17) ¿Cuáles son los elementos que componen la cultura corporativa?</text:span></text:p>
      <text:p text:style-name="P126">a) Misión, visión y valores.</text:p>
      <text:p text:style-name="P127">b) Debilidades, amenazas, fortalezas y oportunidades.</text:p>
      <text:p text:style-name="P128">c) Macroentorno y microentorno.</text:p>
      <text:p text:style-name="P129">d) Responsabilidad social corporativa e imagen corporativa.</text:p>
      <text:p text:style-name="P130"/>
      <text:p text:style-name="P131">18) <text:s/>Según el análisis DAFO, ¿Cómo se denominan el tipo de estrategias que tendrá que utilizar una empresa que se enfrenta a un número elevado de oportunidades y que cuentas con muchas fortalezas?:</text:p>
      <text:p text:style-name="Standard"><text:span text:style-name="T132">a)</text:span><text:span text:style-name="T133"><text:s/>Estrategias ofensivas.</text:span><text:span text:style-name="T134"><text:s text:c="11"/></text:span></text:p>
      <text:p text:style-name="P135">b) Estrategias defensivas.</text:p>
      <text:p text:style-name="P136">c) Estrategias de reorientación.</text:p>
      <text:p text:style-name="P137">d) Estrategias de supervivencia.</text:p>
      <text:p text:style-name="P138"/>
      <text:p text:style-name="P139">19) En el ámbito empresarial podemos distinguir los siguientes modelos de organización empresarial:</text:p>
      <text:p text:style-name="Standard"><text:span text:style-name="T140">a)<text:s/></text:span><text:span text:style-name="T141">Organización <text:s/>vertical u horizontal</text:span><text:span text:style-name="T142"><text:line-break/></text:span><text:span text:style-name="T143">b) Organización vertical, horizontal y circular</text:span><text:span text:style-name="T144"><text:line-break/></text:span><text:span text:style-name="T145">c) Organización general y específica</text:span><text:span text:style-name="T146"><text:line-break/></text:span><text:span text:style-name="T147">d) Organización horizontal, vertical y diagonal</text:span></text:p>
      <text:p text:style-name="P148"/>
      <text:p text:style-name="P149">20) ¿Cuál de las siguientes no es una ventaja de contar con una adecuada política de<text:s/>RSC?:</text:p>
      <text:p text:style-name="P150">a) Diluye la lealtad de los clientes.</text:p>
      <text:p text:style-name="P151"><text:s/>b) Genera confianza en sus accionistas.</text:p>
      <text:p text:style-name="P152">c) Aumenta el grado de compromiso de los empleados.</text:p>
      <text:p text:style-name="P153">d) Mejora la imagen de la empresa.</text:p>
      <text:p text:style-name="P154"/>
      <text:p text:style-name="P155">21) <text:s/>¿Cómo se denomina la representación mental que los agentes externos<text:s/>(accionistas, clientes, proveedores, etc…) se forman de la empresa, como consecuencia de las informaciones que reciben sobre ella?:</text:p>
      <text:p text:style-name="P156">a) Responsabilidad Social Corporativa.</text:p>
      <text:p text:style-name="P157">b) Imagen corporativa.</text:p>
      <text:p text:style-name="P158">c) Cultura corporativa.</text:p>
      <text:p text:style-name="P159">d) Visión corporativa.</text:p>
      <text:p text:style-name="P160"/>
      <text:p text:style-name="P161">22) ¿Cómo se<text:s/>denominan los factores que afectan de forma global o general a todas las empresas?: a) Microentorno.</text:p>
      <text:soft-page-break/>
      <text:p text:style-name="P162">b) Entorno.</text:p>
      <text:p text:style-name="P163">c) Macroentorno.</text:p>
      <text:p text:style-name="P164">d) Ninguna de las anteriores es correcta.</text:p>
      <text:p text:style-name="P165"/>
      <text:p text:style-name="P166"/>
      <text:p text:style-name="Standard"><text:span text:style-name="T167">23) Respecto a las cualidades del empresario:</text:span></text:p>
      <text:p text:style-name="P168">a) El control interno implica ser<text:s/>capaz de asumir y ser responsable de las consecuencias de los propios actos.</text:p>
      <text:p text:style-name="P169">b) Los empresarios de éxito no conocen el fracaso.</text:p>
      <text:p text:style-name="P170">c) La asunción de un riesgo supone realizar un análisis previo de los factores en juego, ponderar las consecuencias y tomardecisiones atrevidas, obviando los escenarios negativos.</text:p>
      <text:p text:style-name="P171">d) Ninguna es correcta.</text:p>
      <text:p text:style-name="P172"/>
      <text:p text:style-name="P173">24) ¿Cómo se define la visión como elemento de la cultura corporativa?:</text:p>
      <text:p text:style-name="P174">a) Es la proyección que una organización hace de su identidad, sus valores y su estrategia empresarial, facilitando la cohesión interna de sus miembros y su adaptación externa.</text:p>
      <text:p text:style-name="Standard"><text:span text:style-name="T175"><text:s/>b) Es una imagen de futuro deseado que la empresa busca crear mediante sus esfuerzos y acciones.</text:span><text:span text:style-name="T176"><text:s/>c) Es la razón de existir de una empresa. Representa su identidad y personalidad en el momento presente.</text:span></text:p>
      <text:p text:style-name="P177">d) Como una serie de principios considerados validos dentro de una organización y que son asumidos y desarrollados por todos sus integrantes.</text:p>
      <text:p text:style-name="P178"/>
      <text:p text:style-name="P179">25) Las empresas realizan una serie de funcions básicas para lograr sus objetivos. Estas funciones están en relación directa con:</text:p>
      <text:p text:style-name="Standard"><text:span text:style-name="T180">a) Los clientes actuales y futuros.</text:span><text:span text:style-name="T181"><text:line-break/></text:span><text:span text:style-name="T182">b) El entorno general y específico.</text:span><text:span text:style-name="T183"><text:line-break/></text:span><text:span text:style-name="T184">c) Los departamentos o divisiones de la empresa.</text:span><text:span text:style-name="T185"><text:line-break/></text:span><text:span text:style-name="T186">d) La<text:s/></text:span><text:span text:style-name="T187">administración</text:span></text:p>
      <text:p text:style-name="P188"/>
      <text:p text:style-name="P189">26) ¿En qué consiste el networking?.</text:p>
      <text:p text:style-name="P190">a) En desarrollar y crear una conexión online entre los diferentes centros de trabajo de una empresa. b) En trabajar ( to work) en red (net)</text:p>
      <text:p text:style-name="P191">c) En desarrollar y cuidar una serie de contactos personales<text:s/>con el objetivo de tejer una red de relaciones que ayude a nuestra empresa a crecer.</text:p>
      <text:p text:style-name="P192">d) En desarrollar y cuidad una serie de contactos profesionales con el objetivo de tejer una red de relaciones que ayude a nuestra empresa a crecer.</text:p>
      <text:p text:style-name="P193"/>
      <text:p text:style-name="P194">27) ¿Cómo qué tipo<text:s/>de factor dentro de las variables que configuran el macroentorno de una empresa se puede considerar la legislación medioambiental?:</text:p>
      <text:p text:style-name="P195">a) Factores socioculturales. <text:s text:c="13"/></text:p>
      <text:p text:style-name="P196">b) Factores jurídicos.</text:p>
      <text:p text:style-name="P197">c) Factores tecnológicos.</text:p>
      <text:p text:style-name="P198">d) Factores demográficos.</text:p>
      <text:p text:style-name="P199"/>
      <text:p text:style-name="Standard"><text:span text:style-name="T200">28)</text:span><text:span text:style-name="T201"><text:s text:c="2"/>¿Cómo qué tipo de factor dentro de las variables que configuran el macroentorno de una empresa se puede considerar los deseos de vida más saludable por parte de los consumidores?: <text:s text:c="6"/></text:span><text:span text:style-name="T202">a) Factores socioculturales.</text:span></text:p>
      <text:p text:style-name="P203">b) Factores políticos.</text:p>
      <text:p text:style-name="P204">c) Factores tecnológicos.</text:p>
      <text:p text:style-name="P205">d) Factores demográficos.</text:p>
      <text:p text:style-name="P206"/>
      <text:p text:style-name="P207">29) <text:s/>¿Cómo se denomina el instrumento de gestión para planificar, organizar, dirigir, registrar,</text:p>
      <text:soft-page-break/>
      <text:p text:style-name="P208"><text:s/>controlar y evaluar, en términos cuantitativos y cualitativos, la gestión de la RSC en una empresa, en un periodo determinado y frente a metas preestablecidas ?</text:p>
      <text:p text:style-name="P209">a) Informe Social.</text:p>
      <text:p text:style-name="P210">b) Balance de sostenibilidad.</text:p>
      <text:p text:style-name="P211">c) Balance Social.</text:p>
      <text:p text:style-name="P212">d) Índice de sostenibilidad.</text:p>
      <text:p text:style-name="P213"/>
      <text:p text:style-name="P214">30) <text:s/>¿Qué significa que la Responsabilidad Social Corporativa es un concepto transversal?:</text:p>
      <text:p text:style-name="P215">a) Que afecta a<text:s/>distintos ámbitos de gestión de la empresa.</text:p>
      <text:p text:style-name="P216">b) Que está directamente relacionado con los derechos humanos.</text:p>
      <text:p text:style-name="P217">c) Que la RSC va más allá del concepto de marketing.</text:p>
      <text:p text:style-name="P218">d) Que está relacionada con la lucha contra la corrupción.</text:p>
      <text:p text:style-name="P219"/>
      <text:p text:style-name="P220"/>
      <text:p text:style-name="P221"/>
      <text:p text:style-name="Standard"><text:span text:style-name="T222">Cada una de las <text:s/>siguientes preg</text:span><text:span text:style-name="T223">untas vale 0,50 puntos</text:span><text:span text:style-name="T224"><text:line-break/></text:span><text:span text:style-name="T225"><text:line-break/></text:span><text:span text:style-name="T226">1) Inés ha decidido crear su propia empresa de restauración. Es una persona emprendedora, creativa y previsora. No le asusta la aventura y tiene una gran capacidad de adaptación a cualquier situación nueva. Siempre toma la<text:s/></text:span><text:span text:style-name="T227">iniciativa en cualquier reunión y tiene una gran habilidad para mediar en los conflictos que surgen entre sus compañeros.</text:span></text:p>
      <text:p text:style-name="P228">Además, tiene una gran formación en esta especialidad y le encanta el mundo empresarial, por lo que ha hecho un curso de gestión de empresas.</text:p>
      <text:p text:style-name="P229">Diferencia, entre los rasgos definidos en esta emprendedora, cuáles son sus aptitudes y cuáles sus actitudes.</text:p>
      <text:p text:style-name="P230"><text:span text:style-name="T231">Actitudes: persona emprendedora, creativa y previsora. Capacidad de riesgo y de adaptación a cualquier situación nueva. Liderazgo y res</text:span><text:span text:style-name="T232">oluci</text:span><text:span text:style-name="T233">ón de conflictos.</text:span></text:p>
      <text:p text:style-name="P234"><text:span text:style-name="T235">Aptitudes: formaci</text:span><text:span text:style-name="T236">ón específica, y formación de gestión empresarial.</text:span></text:p>
      <text:p text:style-name="P237"/>
      <text:p text:style-name="P238"><text:span text:style-name="T239">2) Refiriéndote a empresas relacionadas con tu idea de negocio o con tu sector, pon un ejemplo de innovación de producto, un ejemplo de innovación de proceso, un</text:span><text:span text:style-name="T240"><text:s/>ejemplo de innovación en marketing y otro en innovación en organización empresarial.</text:span></text:p>
      <text:p text:style-name="P241"/>
      <text:p text:style-name="P242"/>
      <text:p text:style-name="Default"><text:span text:style-name="T243">3) En estos últimos meses, en tu comarca ha habido un cambio en el sistema de recogida de basuras. Se han sustituido los contenedores tradicionales por otros de recogid</text:span><text:span text:style-name="T244">a selectiva de residuos.</text:span></text:p>
      <text:p text:style-name="Standard"><text:span text:style-name="T245">¿Qué tipo de innovación se ha aplicado: de producto, de proceso, de marketing</text:span><text:span text:style-name="T246"><text:s/></text:span><text:span text:style-name="T247">o de organización empresarial? Razona tu respuesta.</text:span></text:p>
      <text:p text:style-name="Standard"><text:span text:style-name="T248">Se puede decir que es una</text:span><text:span text:style-name="T249"><text:s/></text:span><text:span text:style-name="T250">«innovación de proceso» ya que lo que se introduce es una manera diferente de realizar el proceso de recogida de basura.<text:s/></text:span><text:span text:style-name="T251"><text:line-break/></text:span><text:span text:style-name="T252"><text:s text:c="26"/></text:span></text:p>
      <text:p text:style-name="Standard"><text:span text:style-name="T253">4) Propón la matriz D.A.F.O</text:span><text:span text:style-name="T254">. para el siguiente caso:</text:span></text:p>
      <text:p text:style-name="Standard"><text:span text:style-name="T255">Un grupo de amigos decide abrir en Helsinki un negocio de helados revolucionario: están hechos con ingredientes naturales, tienen un formato de packaging muy original y, su mayor diferencia, no se derriten (lo cual ha permitido qu</text:span><text:span text:style-name="T256">e un socio inversor inyecte 100.000€ al proyecto).</text:span></text:p>
      <text:p text:style-name="P257"/>
      <text:p text:style-name="P258"><text:span text:style-name="T259">En este caso, las </text:span><text:span text:style-name="T260">Fortalezas</text:span><text:span text:style-name="T261"> están claras:</text:span></text:p>
      <text:list text:style-name="LFO2" text:continue-numbering="true">
        <text:list-item>
          <text:p text:style-name="P262">Tienen un grado de tecnología alto, han dado con una patente que les permite diferenciarse de la competencia.</text:p>
        </text:list-item>
        <text:list-item>
          <text:p text:style-name="P263">Además, su apariencia es muy moderna y<text:s/>atractiva.</text:p>
        </text:list-item>
        <text:list-item>
          <text:p text:style-name="P264">Cuentan con un presupuesto elevado.</text:p>
        </text:list-item>
        <text:list-item>
          <text:p text:style-name="P265">Los helados no tienen químicos, conservantes ni colorantes.</text:p>
        </text:list-item>
      </text:list>
      <text:p text:style-name="P266"><text:span text:style-name="T267">Por otro lado, las </text:span><text:span text:style-name="T268">Debilidades</text:span><text:span text:style-name="T269"> serían:</text:span></text:p>
      <text:list text:style-name="LFO3" text:continue-numbering="true">
        <text:list-item>
          <text:p text:style-name="P270">Al ser un concepto tan novedoso, el mercado puede no estar preparado para ello.</text:p>
        </text:list-item>
        <text:list-item>
          <text:p text:style-name="P271">El precio de cada helado (al ser un producto muy desarrollado) es elevado.</text:p>
        </text:list-item>
        <text:list-item>
          <text:p text:style-name="P272">No tienen reconocimiento de marca.</text:p>
        </text:list-item>
        <text:list-item>
          <text:p text:style-name="P273">No conocen demasiado bien el mercado de Helsinki porque ninguno de ellos ha vivido allí.</text:p>
        </text:list-item>
      </text:list>
      <text:p text:style-name="P274"><text:span text:style-name="T275">Los impactos positivos que el entorno puede tener sobre nuestro negocios son las </text:span><text:span text:style-name="T276">Oportu</text:span><text:span text:style-name="T277">nidades</text:span><text:span text:style-name="T278">, que, en nuestro ejemplo serían:</text:span></text:p>
      <text:list text:style-name="LFO4" text:continue-numbering="true">
        <text:list-item>
          <text:p text:style-name="P279">No existe ningún producto parecido y lo nuevo siempre tiene más valor.</text:p>
        </text:list-item>
        <text:list-item>
          <text:p text:style-name="P280">Los hábitos de alimentación van, cada vez más, hacia lo natural y sano.</text:p>
        </text:list-item>
        <text:list-item>
          <text:p text:style-name="P281">La sociedad finlandesa tiene unos hábitos de compra superior a la media<text:s/>europea.</text:p>
        </text:list-item>
        <text:list-item>
          <text:p text:style-name="P282">Helsinki tiene uno de los niveles de vida más elevados de Europa.</text:p>
        </text:list-item>
        <text:list-item>
          <text:p text:style-name="P283">La sociedad finlandesa acoge muy bien los avances tecnológicos.</text:p>
        </text:list-item>
      </text:list>
      <text:p text:style-name="P284"><text:span text:style-name="T285">Por otro lado, las </text:span><text:span text:style-name="T286">Amenazas</text:span><text:span text:style-name="T287"> serían:</text:span></text:p>
      <text:list text:style-name="LFO5" text:continue-numbering="true">
        <text:list-item>
          <text:p text:style-name="P288">El músculo empresarial finlandés es muy potente, podrían imitar el modelo en<text:s/>poco tiempo.</text:p>
        </text:list-item>
        <text:list-item>
          <text:p text:style-name="P289">Aunque el nivel de consumo es elevado, suele concentrarse en el sector textil y de entretenimiento, poco consumo de alimentación fuera del hogar.</text:p>
        </text:list-item>
        <text:list-item>
          <text:p text:style-name="P290">El clima de Helsinki es frío, por lo que los helados no se consumen demasiado allí.</text:p>
        </text:list-item>
      </text:list>
      <text:p text:style-name="P291"/>
      <text:p text:style-name="Standard"><text:span text:style-name="T292">5) Elementos</text:span><text:span text:style-name="T293"><text:s/>que configuran la imagen institucional de la empresa: enumeración, descripción y breve comenario sobre cada uno de ellos.</text:span></text:p>
      <text:p text:style-name="P294"/>
      <text:p text:style-name="P295">La imagen institucional de la empresa se basa en los siguientes elementos:</text:p>
      <text:p text:style-name="P296">- El nombre</text:p>
      <text:p text:style-name="Standard"><text:span text:style-name="T297">- El logotiopo</text:span></text:p>
      <text:p text:style-name="P298">- Anagrama</text:p>
      <text:p text:style-name="P299">-<text:s/>Imagotipo</text:p>
      <text:p text:style-name="P300">- Marca</text:p>
      <text:p text:style-name="Standard"><text:span text:style-name="T301"><text:line-break/></text:span><text:span text:style-name="T302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" svg:font-family="Open Sans" style:font-family-generic="swiss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Roboto, sans-serif" svg:font-family="Roboto, sans-serif" style:font-family-generic="system"/>
    <style:font-face style:name="Times" svg:font-family="Times" style:font-family-generic="swiss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pen Sans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965in" fo:line-height="120%"/>
      <style:text-properties fo:hyphenate="false"/>
    </style:style>
    <style:style style:name="Lista" style:display-name="Lista" style:family="paragraph" style:parent-style-name="Textbody">
      <style:text-properties style:font-name-asian="Open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Open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Open Sans" fo:font-size="12pt" style:font-size-asian="12pt" fo:hyphenate="false"/>
    </style:style>
    <style:style style:name="senderaddress" style:display-name="sender address" style:family="paragraph" style:parent-style-name="Standard">
      <style:paragraph-properties fo:margin-bottom="0.3937in">
        <style:tab-stops>
          <style:tab-stop style:type="left" style:position="3.9326in"/>
          <style:tab-stop style:type="right" style:position="5.4513in"/>
        </style:tab-stops>
      </style:paragraph-properties>
      <style:text-properties style:font-name-asian="Open Sans" style:font-name-complex="Open Sans" fo:font-size="10pt" style:font-size-asian="10pt" style:font-size-complex="10pt" fo:hyphenate="false"/>
    </style:style>
    <style:style style:name="address" style:display-name="address" style:family="paragraph" style:parent-style-name="Standard">
      <style:paragraph-properties fo:margin-bottom="0.3937in"/>
      <style:text-properties style:font-name-asian="Open Sans" style:font-name-complex="Open Sans" fo:font-size="10pt" style:font-size-asian="10pt" style:font-size-complex="10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" style:display-name="Default" style:family="paragraph">
      <style:text-properties style:font-name="Verdana" style:font-name-asian="Verdana" style:font-name-complex="Verdana" fo:color="#000000" fo:font-size="12pt" style:font-size-asian="12pt" fo:hyphenate="false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​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>
        <style:tab-stops>
          <style:tab-stop style:type="left" style:position="2.0548in"/>
          <style:tab-stop style:type="center" style:position="3.3465in"/>
          <style:tab-stop style:type="right" style:position="6.693in"/>
        </style:tab-stops>
      </style:paragraph-properties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f gsd gf gf gf sdgwd gwd gg asg awt sa gfas gfa sg asrt as fas dfa srta ser ase frs f ser aser s f ase rs r ser se ra se4 as3</dc:title>
    <dc:description>Modern business letter with sans-serif font</dc:description>
    <meta:initial-creator>javier_aguilera</meta:initial-creator>
    <dc:creator>Cristina Lopez</dc:creator>
    <meta:creation-date>2020-11-25T09:23:00Z</meta:creation-date>
    <dc:date>2020-11-25T09:23:00Z</dc:date>
    <meta:template xlink:href="A%20ver......" xlink:type="simple"/>
    <meta:editing-cycles>2</meta:editing-cycles>
    <meta:editing-duration>PT0S</meta:editing-duration>
    <meta:document-statistic meta:page-count="6" meta:paragraph-count="26" meta:word-count="2005" meta:character-count="13010" meta:row-count="91" meta:non-whitespace-character-count="11031"/>
  </office:meta>
</office:document-meta>
</file>